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 style:data-style-name="N61">
      <style:table-cell-properties fo:border="0.06pt solid #000000"/>
    </style:style>
    <style:style style:name="ce19" style:family="table-cell" style:parent-style-name="Default" style:data-style-name="N61">
      <style:table-cell-properties fo:background-color="#ffffff" fo:border="0.06pt solid #000000"/>
    </style:style>
    <style:style style:name="ce20" style:family="table-cell" style:parent-style-name="Default" style:data-style-name="N61">
      <style:table-cell-properties fo:background-color="#ffff00" fo:border="0.06pt solid #000000"/>
    </style:style>
    <style:style style:name="ce21" style:family="table-cell" style:parent-style-name="Default" style:data-style-name="N61">
      <style:table-cell-properties fo:border="0.74pt solid #000000"/>
    </style:style>
    <style:style style:name="ce22" style:family="table-cell" style:parent-style-name="Default" style:data-style-name="N61">
      <style:table-cell-properties fo:background-color="#ffff00" fo:border="0.74pt solid #000000"/>
    </style:style>
    <style:style style:name="ce18" style:family="table-cell" style:parent-style-name="Default" style:data-style-name="N1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 style:data-style-name="N11">
      <style:table-cell-properties fo:border="0.74pt solid #000000"/>
    </style:style>
    <style:style style:name="ce25" style:family="table-cell" style:parent-style-name="Default" style:data-style-name="N11">
      <style:table-cell-properties fo:background-color="#ffff00" fo:border="0.74pt solid #000000"/>
    </style:style>
    <style:style style:name="ce26" style:family="table-cell" style:parent-style-name="Default" style:data-style-name="N61">
      <style:table-cell-properties fo:background-color="#ffffff" fo:border="0.74pt solid #000000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 style:data-style-name="N61">
      <style:table-cell-properties fo:background-color="#3465a4" fo:border="0.74pt solid #000000"/>
    </style:style>
    <style:style style:name="ce37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3.055cm" svg:y="15.425cm">
            <draw:object draw:notify-on-update-of-ranges="Sheet1.H20:Sheet1.H30 Sheet1.Q19:Sheet1.Q19 Sheet1.Q20:Sheet1.Q30 Sheet1.T19:Sheet1.T19 Sheet1.T20:Sheet1.T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Columns</text:p>
          </table:table-cell>
          <table:table-cell table:number-columns-repeated="30"/>
        </table:table-row>
        <table:table-row table:style-name="ro1" table:number-rows-repeated="15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3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number-columns-repeated="2" table:style-name="ce18"/>
          <table:table-cell table:style-name="ce2" office:value-type="string" calcext:value-type="string">
            <text:p>CPU</text:p>
          </table:table-cell>
          <table:table-cell table:number-columns-repeated="2"/>
          <table:table-cell table:style-name="ce9" office:value-type="string" calcext:value-type="string" table:number-columns-spanned="8" table:number-rows-spanned="1">
            <text:p>CPU</text:p>
          </table:table-cell>
          <table:covered-table-cell table:number-columns-repeated="6" table:style-name="ce9"/>
          <table:covered-table-cell table:style-name="ce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office:value-type="string" calcext:value-type="string" table:number-columns-spanned="10" table:number-rows-spanned="1">
            <text:p>Time (s)</text:p>
          </table:table-cell>
          <table:covered-table-cell table:number-columns-repeated="6" table:style-name="ce9"/>
          <table:covered-table-cell table:number-columns-repeated="2" table:style-name="ce18"/>
          <table:covered-table-cell/>
          <table:table-cell table:number-columns-repeated="2"/>
          <table:table-cell table:style-name="ce9" office:value-type="string" calcext:value-type="string" table:number-columns-spanned="7" table:number-rows-spanned="1">
            <text:p>Time (s)</text:p>
          </table:table-cell>
          <table:covered-table-cell table:number-columns-repeated="4" table:style-name="ce9"/>
          <table:covered-table-cell table:style-name="ce9" office:value-type="string" calcext:value-type="string">
            <text:p>T</text:p>
          </table:covered-table-cell>
          <table:covered-table-cell table:style-name="ce9"/>
          <table:table-cell table:style-name="ce18" office:value-type="string" calcext:value-type="string" table:number-columns-spanned="1" table:number-rows-spanned="2">
            <text:p>SD/Ave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18" office:value-type="string" calcext:value-type="string">
            <text:p>SD/Ave</text:p>
          </table:table-cell>
          <table:table-cell table:style-name="ce18" office:value-type="string" calcext:value-type="string">
            <text:p>Theorical Value</text:p>
          </table:table-cell>
          <table:table-cell table:style-name="ce41" office:value-type="string" calcext:value-type="string">
            <text:p>CPU Average</text:p>
          </table:table-cell>
          <table:table-cell table:number-columns-repeated="2"/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covered-table-cell table:style-name="ce18"/>
        </table:table-row>
        <table:table-row table:style-name="ro1">
          <table:table-cell table:number-columns-repeated="7"/>
          <table:table-cell table:style-name="ce2" office:value-type="string" calcext:value-type="string">
            <text:p>2¹⁰</text:p>
          </table:table-cell>
          <table:table-cell table:number-columns-repeated="3" table:style-name="ce2" office:value-type="string" calcext:value-type="string">
            <text:p>2⁰</text:p>
          </table:table-cell>
          <table:table-cell table:style-name="ce4" office:value-type="float" office:value="0.2313" calcext:value-type="float">
            <text:p>2,31E-01</text:p>
          </table:table-cell>
          <table:table-cell table:style-name="ce4" office:value-type="float" office:value="0.2342" calcext:value-type="float">
            <text:p>2,34E-01</text:p>
          </table:table-cell>
          <table:table-cell table:style-name="ce4" office:value-type="float" office:value="0.2332" calcext:value-type="float">
            <text:p>2,33E-01</text:p>
          </table:table-cell>
          <table:table-cell table:style-name="ce4" office:value-type="float" office:value="0.234" calcext:value-type="float">
            <text:p>2,34E-01</text:p>
          </table:table-cell>
          <table:table-cell table:style-name="ce4" office:value-type="float" office:value="0.2275" calcext:value-type="float">
            <text:p>2,28E-01</text:p>
          </table:table-cell>
          <table:table-cell table:style-name="ce21" table:formula="of:=AVERAGE([.L20:.P20])" office:value-type="float" office:value="0.23204" calcext:value-type="float">
            <text:p>2,32E-01</text:p>
          </table:table-cell>
          <table:table-cell table:style-name="ce21" table:formula="of:=STDEV([.L20:.P20])" office:value-type="float" office:value="0.00278442094518771" calcext:value-type="float">
            <text:p>2,78E-03</text:p>
          </table:table-cell>
          <table:table-cell table:style-name="ce24" table:formula="of:=[.R20]/[.Q20]" office:value-type="percentage" office:value="0.0119997454972751" calcext:value-type="percentage">
            <text:p>1,20%</text:p>
          </table:table-cell>
          <table:table-cell table:style-name="ce21" office:value-type="float" office:value="0.232" calcext:value-type="float">
            <text:p>2,32E-01</text:p>
          </table:table-cell>
          <table:table-cell table:style-name="ce36" office:value-type="float" office:value="8.85" calcext:value-type="float">
            <text:p>8,85E+00</text:p>
          </table:table-cell>
          <table:table-cell table:number-columns-repeated="2"/>
          <table:table-cell table:style-name="ce21" office:value-type="float" office:value="8.695" calcext:value-type="float">
            <text:p>8,70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8.711" calcext:value-type="float">
            <text:p>8,71E+00</text:p>
          </table:table-cell>
          <table:table-cell table:style-name="ce21" office:value-type="float" office:value="9.066" calcext:value-type="float">
            <text:p>9,07E+00</text:p>
          </table:table-cell>
          <table:table-cell table:style-name="ce21" office:value-type="float" office:value="8.673" calcext:value-type="float">
            <text:p>8,67E+00</text:p>
          </table:table-cell>
          <table:table-cell table:style-name="ce21" table:formula="of:=AVERAGE([.X20:.AB20])" office:value-type="float" office:value="8.8464" calcext:value-type="float">
            <text:p>8,85E+00</text:p>
          </table:table-cell>
          <table:table-cell table:style-name="ce21" table:formula="of:=STDEV([.X20:.AB20])" office:value-type="float" office:value="0.210615289093646" calcext:value-type="float">
            <text:p>2,11E-01</text:p>
          </table:table-cell>
          <table:table-cell table:style-name="ce24" table:formula="of:=[.AD20]/[.AC20]" office:value-type="percentage" office:value="0.0238080223699636" calcext:value-type="percentage">
            <text:p>2,3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⁹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2095" calcext:value-type="float">
            <text:p>2,10E-01</text:p>
          </table:table-cell>
          <table:table-cell table:style-name="ce4" office:value-type="float" office:value="0.2068" calcext:value-type="float">
            <text:p>2,07E-01</text:p>
          </table:table-cell>
          <table:table-cell table:style-name="ce4" office:value-type="float" office:value="0.2072" calcext:value-type="float">
            <text:p>2,07E-01</text:p>
          </table:table-cell>
          <table:table-cell table:style-name="ce4" office:value-type="float" office:value="0.2074" calcext:value-type="float">
            <text:p>2,07E-01</text:p>
          </table:table-cell>
          <table:table-cell table:style-name="ce4" office:value-type="float" office:value="0.2089" calcext:value-type="float">
            <text:p>2,09E-01</text:p>
          </table:table-cell>
          <table:table-cell table:style-name="ce21" table:formula="of:=AVERAGE([.L21:.P21])" office:value-type="float" office:value="0.20796" calcext:value-type="float">
            <text:p>2,08E-01</text:p>
          </table:table-cell>
          <table:table-cell table:style-name="ce21" table:formula="of:=STDEV([.L21:.P21])" office:value-type="float" office:value="0.00117175082675456" calcext:value-type="float">
            <text:p>1,17E-03</text:p>
          </table:table-cell>
          <table:table-cell table:style-name="ce24" table:formula="of:=[.R21]/[.Q21]" office:value-type="percentage" office:value="0.00563450099420351" calcext:value-type="percentage">
            <text:p>0,56%</text:p>
          </table:table-cell>
          <table:table-cell table:style-name="ce21" table:formula="of:=[.T20]/2" office:value-type="float" office:value="0.116" calcext:value-type="float">
            <text:p>1,16E-01</text:p>
          </table:table-cell>
          <table:table-cell table:style-name="ce36" office:value-type="float" office:value="8.97" calcext:value-type="float">
            <text:p>8,97E+00</text:p>
          </table:table-cell>
          <table:table-cell table:number-columns-repeated="2"/>
          <table:table-cell table:style-name="ce21" office:value-type="float" office:value="9.081" calcext:value-type="float">
            <text:p>9,08E+00</text:p>
          </table:table-cell>
          <table:table-cell table:style-name="ce21" office:value-type="float" office:value="9.089" calcext:value-type="float">
            <text:p>9,09E+00</text:p>
          </table:table-cell>
          <table:table-cell table:style-name="ce21" office:value-type="float" office:value="9.106" calcext:value-type="float">
            <text:p>9,11E+00</text:p>
          </table:table-cell>
          <table:table-cell table:style-name="ce21" office:value-type="float" office:value="8.794" calcext:value-type="float">
            <text:p>8,79E+00</text:p>
          </table:table-cell>
          <table:table-cell table:style-name="ce21" office:value-type="float" office:value="8.802" calcext:value-type="float">
            <text:p>8,80E+00</text:p>
          </table:table-cell>
          <table:table-cell table:style-name="ce21" table:formula="of:=AVERAGE([.X21:.AB21])" office:value-type="float" office:value="8.9744" calcext:value-type="float">
            <text:p>8,97E+00</text:p>
          </table:table-cell>
          <table:table-cell table:style-name="ce21" table:formula="of:=STDEV([.X21:.AB21])" office:value-type="float" office:value="0.161308090311676" calcext:value-type="float">
            <text:p>1,61E-01</text:p>
          </table:table-cell>
          <table:table-cell table:style-name="ce24" table:formula="of:=[.AD21]/[.AC21]" office:value-type="percentage" office:value="0.0179742478953107" calcext:value-type="percentage">
            <text:p>1,80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⁸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55" calcext:value-type="float">
            <text:p>1,56E-01</text:p>
          </table:table-cell>
          <table:table-cell table:style-name="ce4" office:value-type="float" office:value="0.1556" calcext:value-type="float">
            <text:p>1,56E-01</text:p>
          </table:table-cell>
          <table:table-cell table:style-name="ce4" office:value-type="float" office:value="0.1554" calcext:value-type="float">
            <text:p>1,55E-01</text:p>
          </table:table-cell>
          <table:table-cell table:style-name="ce4" office:value-type="float" office:value="0.1548" calcext:value-type="float">
            <text:p>1,55E-01</text:p>
          </table:table-cell>
          <table:table-cell table:style-name="ce4" office:value-type="float" office:value="0.156" calcext:value-type="float">
            <text:p>1,56E-01</text:p>
          </table:table-cell>
          <table:table-cell table:style-name="ce21" table:formula="of:=AVERAGE([.L22:.P22])" office:value-type="float" office:value="0.15546" calcext:value-type="float">
            <text:p>1,55E-01</text:p>
          </table:table-cell>
          <table:table-cell table:style-name="ce21" table:formula="of:=STDEV([.L22:.P22])" office:value-type="float" office:value="0.000433589667773569" calcext:value-type="float">
            <text:p>4,34E-04</text:p>
          </table:table-cell>
          <table:table-cell table:style-name="ce24" table:formula="of:=[.R22]/[.Q22]" office:value-type="percentage" office:value="0.00278907543917129" calcext:value-type="percentage">
            <text:p>0,28%</text:p>
          </table:table-cell>
          <table:table-cell table:style-name="ce21" table:formula="of:=[.T20]/4" office:value-type="float" office:value="0.058" calcext:value-type="float">
            <text:p>5,80E-02</text:p>
          </table:table-cell>
          <table:table-cell table:style-name="ce36" office:value-type="float" office:value="8.92" calcext:value-type="float">
            <text:p>8,92E+00</text:p>
          </table:table-cell>
          <table:table-cell table:number-columns-repeated="2"/>
          <table:table-cell table:style-name="ce21" office:value-type="float" office:value="8.599" calcext:value-type="float">
            <text:p>8,60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9.106" calcext:value-type="float">
            <text:p>9,11E+00</text:p>
          </table:table-cell>
          <table:table-cell table:style-name="ce21" office:value-type="float" office:value="8.864" calcext:value-type="float">
            <text:p>8,86E+00</text:p>
          </table:table-cell>
          <table:table-cell table:style-name="ce21" office:value-type="float" office:value="8.968" calcext:value-type="float">
            <text:p>8,97E+00</text:p>
          </table:table-cell>
          <table:table-cell table:style-name="ce21" table:formula="of:=AVERAGE([.X22:.AB22])" office:value-type="float" office:value="8.9248" calcext:value-type="float">
            <text:p>8,92E+00</text:p>
          </table:table-cell>
          <table:table-cell table:style-name="ce21" table:formula="of:=STDEV([.X22:.AB22])" office:value-type="float" office:value="0.206670510716938" calcext:value-type="float">
            <text:p>2,07E-01</text:p>
          </table:table-cell>
          <table:table-cell table:style-name="ce24" table:formula="of:=[.AD22]/[.AC22]" office:value-type="percentage" office:value="0.0231568786658455" calcext:value-type="percentage">
            <text:p>2,32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⁷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³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24" calcext:value-type="float">
            <text:p>1,52E-01</text:p>
          </table:table-cell>
          <table:table-cell table:style-name="ce4" office:value-type="float" office:value="0.1528" calcext:value-type="float">
            <text:p>1,53E-01</text:p>
          </table:table-cell>
          <table:table-cell table:style-name="ce4" office:value-type="float" office:value="0.1531" calcext:value-type="float">
            <text:p>1,53E-01</text:p>
          </table:table-cell>
          <table:table-cell table:style-name="ce4" office:value-type="float" office:value="0.153" calcext:value-type="float">
            <text:p>1,53E-01</text:p>
          </table:table-cell>
          <table:table-cell table:style-name="ce4" office:value-type="float" office:value="0.1532" calcext:value-type="float">
            <text:p>1,53E-01</text:p>
          </table:table-cell>
          <table:table-cell table:style-name="ce21" table:formula="of:=AVERAGE([.L23:.P23])" office:value-type="float" office:value="0.1529" calcext:value-type="float">
            <text:p>1,53E-01</text:p>
          </table:table-cell>
          <table:table-cell table:style-name="ce21" table:formula="of:=STDEV([.L23:.P23])" office:value-type="float" office:value="0.000316227766016836" calcext:value-type="float">
            <text:p>3,16E-04</text:p>
          </table:table-cell>
          <table:table-cell table:style-name="ce24" table:formula="of:=[.R23]/[.Q23]" office:value-type="percentage" office:value="0.002068199908547" calcext:value-type="percentage">
            <text:p>0,21%</text:p>
          </table:table-cell>
          <table:table-cell table:style-name="ce21" table:formula="of:=[.T20]/8" office:value-type="float" office:value="0.029" calcext:value-type="float">
            <text:p>2,90E-02</text:p>
          </table:table-cell>
          <table:table-cell table:style-name="ce36" office:value-type="float" office:value="8.93" calcext:value-type="float">
            <text:p>8,93E+00</text:p>
          </table:table-cell>
          <table:table-cell table:number-columns-repeated="2"/>
          <table:table-cell table:style-name="ce21" office:value-type="float" office:value="9.116" calcext:value-type="float">
            <text:p>9,12E+00</text:p>
          </table:table-cell>
          <table:table-cell table:style-name="ce21" office:value-type="float" office:value="8.743" calcext:value-type="float">
            <text:p>8,74E+00</text:p>
          </table:table-cell>
          <table:table-cell table:style-name="ce21" office:value-type="float" office:value="8.551" calcext:value-type="float">
            <text:p>8,55E+00</text:p>
          </table:table-cell>
          <table:table-cell table:style-name="ce21" office:value-type="float" office:value="9.119" calcext:value-type="float">
            <text:p>9,12E+00</text:p>
          </table:table-cell>
          <table:table-cell table:style-name="ce21" office:value-type="float" office:value="9.137" calcext:value-type="float">
            <text:p>9,14E+00</text:p>
          </table:table-cell>
          <table:table-cell table:style-name="ce21" table:formula="of:=AVERAGE([.X23:.AB23])" office:value-type="float" office:value="8.9332" calcext:value-type="float">
            <text:p>8,93E+00</text:p>
          </table:table-cell>
          <table:table-cell table:style-name="ce21" table:formula="of:=STDEV([.X23:.AB23])" office:value-type="float" office:value="0.270057771597116" calcext:value-type="float">
            <text:p>2,70E-01</text:p>
          </table:table-cell>
          <table:table-cell table:style-name="ce24" table:formula="of:=[.AD23]/[.AC23]" office:value-type="percentage" office:value="0.0302307987727931" calcext:value-type="percentage">
            <text:p>3,02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⁶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12" calcext:value-type="float">
            <text:p>1,51E-01</text:p>
          </table:table-cell>
          <table:table-cell table:style-name="ce4" office:value-type="float" office:value="0.1508" calcext:value-type="float">
            <text:p>1,51E-01</text:p>
          </table:table-cell>
          <table:table-cell table:style-name="ce4" office:value-type="float" office:value="0.1523" calcext:value-type="float">
            <text:p>1,52E-01</text:p>
          </table:table-cell>
          <table:table-cell table:style-name="ce4" office:value-type="float" office:value="0.1527" calcext:value-type="float">
            <text:p>1,53E-01</text:p>
          </table:table-cell>
          <table:table-cell table:style-name="ce4" office:value-type="float" office:value="0.152" calcext:value-type="float">
            <text:p>1,52E-01</text:p>
          </table:table-cell>
          <table:table-cell table:style-name="ce21" table:formula="of:=AVERAGE([.L24:.P24])" office:value-type="float" office:value="0.1518" calcext:value-type="float">
            <text:p>1,52E-01</text:p>
          </table:table-cell>
          <table:table-cell table:style-name="ce21" table:formula="of:=STDEV([.L24:.P24])" office:value-type="float" office:value="0.000784219357067904" calcext:value-type="float">
            <text:p>7,84E-04</text:p>
          </table:table-cell>
          <table:table-cell table:style-name="ce24" table:formula="of:=[.R24]/[.Q24]" office:value-type="percentage" office:value="0.0051661354220547" calcext:value-type="percentage">
            <text:p>0,52%</text:p>
          </table:table-cell>
          <table:table-cell table:style-name="ce21" table:formula="of:=[.T20]/16" office:value-type="float" office:value="0.0145" calcext:value-type="float">
            <text:p>1,45E-02</text:p>
          </table:table-cell>
          <table:table-cell table:style-name="ce36" office:value-type="float" office:value="8.98" calcext:value-type="float">
            <text:p>8,98E+00</text:p>
          </table:table-cell>
          <table:table-cell table:number-columns-repeated="2"/>
          <table:table-cell table:style-name="ce21" office:value-type="float" office:value="9.146" calcext:value-type="float">
            <text:p>9,15E+00</text:p>
          </table:table-cell>
          <table:table-cell table:style-name="ce21" office:value-type="float" office:value="9.216" calcext:value-type="float">
            <text:p>9,22E+00</text:p>
          </table:table-cell>
          <table:table-cell table:style-name="ce21" office:value-type="float" office:value="8.715" calcext:value-type="float">
            <text:p>8,72E+00</text:p>
          </table:table-cell>
          <table:table-cell table:style-name="ce21" office:value-type="float" office:value="9.157" calcext:value-type="float">
            <text:p>9,16E+00</text:p>
          </table:table-cell>
          <table:table-cell table:style-name="ce21" office:value-type="float" office:value="8.674" calcext:value-type="float">
            <text:p>8,67E+00</text:p>
          </table:table-cell>
          <table:table-cell table:style-name="ce21" table:formula="of:=AVERAGE([.X24:.AB24])" office:value-type="float" office:value="8.9816" calcext:value-type="float">
            <text:p>8,98E+00</text:p>
          </table:table-cell>
          <table:table-cell table:style-name="ce21" table:formula="of:=STDEV([.X24:.AB24])" office:value-type="float" office:value="0.263831954091994" calcext:value-type="float">
            <text:p>2,64E-01</text:p>
          </table:table-cell>
          <table:table-cell table:style-name="ce24" table:formula="of:=[.AD24]/[.AC24]" office:value-type="percentage" office:value="0.0293747165418182" calcext:value-type="percentage">
            <text:p>2,94%</text:p>
          </table:table-cell>
        </table:table-row>
        <table:table-row table:style-name="ro1">
          <table:table-cell table:number-columns-repeated="7"/>
          <table:table-cell table:style-name="ce10" office:value-type="string" calcext:value-type="string">
            <text:p>2⁵</text:p>
          </table:table-cell>
          <table:table-cell table:style-name="ce2" office:value-type="string" calcext:value-type="string">
            <text:p>2⁰</text:p>
          </table:table-cell>
          <table:table-cell table:style-name="ce10" office:value-type="string" calcext:value-type="string">
            <text:p>2⁵</text:p>
          </table:table-cell>
          <table:table-cell table:style-name="ce2" office:value-type="string" calcext:value-type="string">
            <text:p>2⁰</text:p>
          </table:table-cell>
          <table:table-cell table:style-name="ce19" office:value-type="float" office:value="0.1535" calcext:value-type="float">
            <text:p>1,54E-01</text:p>
          </table:table-cell>
          <table:table-cell table:style-name="ce19" office:value-type="float" office:value="0.1457" calcext:value-type="float">
            <text:p>1,46E-01</text:p>
          </table:table-cell>
          <table:table-cell table:style-name="ce19" office:value-type="float" office:value="0.1521" calcext:value-type="float">
            <text:p>1,52E-01</text:p>
          </table:table-cell>
          <table:table-cell table:style-name="ce19" office:value-type="float" office:value="0.1507" calcext:value-type="float">
            <text:p>1,51E-01</text:p>
          </table:table-cell>
          <table:table-cell table:style-name="ce19" office:value-type="float" office:value="0.1524" calcext:value-type="float">
            <text:p>1,52E-01</text:p>
          </table:table-cell>
          <table:table-cell table:style-name="ce21" table:formula="of:=AVERAGE([.L25:.P25])" office:value-type="float" office:value="0.15088" calcext:value-type="float">
            <text:p>1,51E-01</text:p>
          </table:table-cell>
          <table:table-cell table:style-name="ce21" table:formula="of:=STDEV([.L25:.P25])" office:value-type="float" office:value="0.00306300506039413" calcext:value-type="float">
            <text:p>3,06E-03</text:p>
          </table:table-cell>
          <table:table-cell table:style-name="ce24" table:formula="of:=[.R25]/[.Q25]" office:value-type="percentage" office:value="0.0203009349177765" calcext:value-type="percentage">
            <text:p>2,03%</text:p>
          </table:table-cell>
          <table:table-cell table:style-name="ce26" table:formula="of:=[.T20]/32" office:value-type="float" office:value="0.00725" calcext:value-type="float">
            <text:p>7,25E-03</text:p>
          </table:table-cell>
          <table:table-cell table:style-name="ce36" office:value-type="float" office:value="8.85" calcext:value-type="float">
            <text:p>8,85E+00</text:p>
          </table:table-cell>
          <table:table-cell table:number-columns-repeated="2"/>
          <table:table-cell table:style-name="ce21" office:value-type="float" office:value="8.744" calcext:value-type="float">
            <text:p>8,74E+00</text:p>
          </table:table-cell>
          <table:table-cell table:style-name="ce21" office:value-type="float" office:value="8.72" calcext:value-type="float">
            <text:p>8,72E+00</text:p>
          </table:table-cell>
          <table:table-cell table:style-name="ce21" office:value-type="float" office:value="9.045" calcext:value-type="float">
            <text:p>9,05E+00</text:p>
          </table:table-cell>
          <table:table-cell table:style-name="ce21" office:value-type="float" office:value="9.084" calcext:value-type="float">
            <text:p>9,08E+00</text:p>
          </table:table-cell>
          <table:table-cell table:style-name="ce21" office:value-type="float" office:value="8.647" calcext:value-type="float">
            <text:p>8,65E+00</text:p>
          </table:table-cell>
          <table:table-cell table:style-name="ce21" table:formula="of:=AVERAGE([.X25:.AB25])" office:value-type="float" office:value="8.848" calcext:value-type="float">
            <text:p>8,85E+00</text:p>
          </table:table-cell>
          <table:table-cell table:style-name="ce21" table:formula="of:=STDEV([.X25:.AB25])" office:value-type="float" office:value="0.201311946987753" calcext:value-type="float">
            <text:p>2,01E-01</text:p>
          </table:table-cell>
          <table:table-cell table:style-name="ce24" table:formula="of:=[.AD25]/[.AC25]" office:value-type="percentage" office:value="0.0227522544063916" calcext:value-type="percentage">
            <text:p>2,28%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>
            <text:p>2⁴</text:p>
          </table:table-cell>
          <table:table-cell table:style-name="ce17" office:value-type="string" calcext:value-type="string">
            <text:p>2⁰</text:p>
          </table:table-cell>
          <table:table-cell table:style-name="ce11" office:value-type="string" calcext:value-type="string">
            <text:p>2⁶</text:p>
          </table:table-cell>
          <table:table-cell table:style-name="ce17" office:value-type="string" calcext:value-type="string">
            <text:p>2⁰</text:p>
          </table:table-cell>
          <table:table-cell table:style-name="ce20" office:value-type="float" office:value="0.1465" calcext:value-type="float">
            <text:p>1,47E-01</text:p>
          </table:table-cell>
          <table:table-cell table:style-name="ce20" office:value-type="float" office:value="0.1439" calcext:value-type="float">
            <text:p>1,44E-01</text:p>
          </table:table-cell>
          <table:table-cell table:style-name="ce20" office:value-type="float" office:value="0.1488" calcext:value-type="float">
            <text:p>1,49E-01</text:p>
          </table:table-cell>
          <table:table-cell table:style-name="ce20" office:value-type="float" office:value="0.1472" calcext:value-type="float">
            <text:p>1,47E-01</text:p>
          </table:table-cell>
          <table:table-cell table:style-name="ce20" office:value-type="float" office:value="0.1471" calcext:value-type="float">
            <text:p>1,47E-01</text:p>
          </table:table-cell>
          <table:table-cell table:style-name="ce22" table:formula="of:=AVERAGE([.L26:.P26])" office:value-type="float" office:value="0.1467" calcext:value-type="float">
            <text:p>1,47E-01</text:p>
          </table:table-cell>
          <table:table-cell table:style-name="ce22" table:formula="of:=STDEV([.L26:.P26])" office:value-type="float" office:value="0.00178185296812055" calcext:value-type="float">
            <text:p>1,78E-03</text:p>
          </table:table-cell>
          <table:table-cell table:style-name="ce25" table:formula="of:=[.R26]/[.Q26]" office:value-type="percentage" office:value="0.0121462370015034" calcext:value-type="percentage">
            <text:p>1,21%</text:p>
          </table:table-cell>
          <table:table-cell table:style-name="ce22" table:formula="of:=[.T20]/32" office:value-type="float" office:value="0.00725" calcext:value-type="float">
            <text:p>7,25E-03</text:p>
          </table:table-cell>
          <table:table-cell table:style-name="ce36" office:value-type="float" office:value="9" calcext:value-type="float">
            <text:p>9,00E+00</text:p>
          </table:table-cell>
          <table:table-cell table:number-columns-repeated="2"/>
          <table:table-cell table:style-name="ce21" office:value-type="float" office:value="8.633" calcext:value-type="float">
            <text:p>8,63E+00</text:p>
          </table:table-cell>
          <table:table-cell table:style-name="ce21" office:value-type="float" office:value="9.107" calcext:value-type="float">
            <text:p>9,11E+00</text:p>
          </table:table-cell>
          <table:table-cell table:style-name="ce21" office:value-type="float" office:value="9.068" calcext:value-type="float">
            <text:p>9,07E+00</text:p>
          </table:table-cell>
          <table:table-cell table:style-name="ce21" office:value-type="float" office:value="9.204" calcext:value-type="float">
            <text:p>9,20E+00</text:p>
          </table:table-cell>
          <table:table-cell table:style-name="ce21" office:value-type="float" office:value="9.002" calcext:value-type="float">
            <text:p>9,00E+00</text:p>
          </table:table-cell>
          <table:table-cell table:style-name="ce21" table:formula="of:=AVERAGE([.X26:.AB26])" office:value-type="float" office:value="9.0028" calcext:value-type="float">
            <text:p>9,00E+00</text:p>
          </table:table-cell>
          <table:table-cell table:style-name="ce21" table:formula="of:=STDEV([.X26:.AB26])" office:value-type="float" office:value="0.219284518377381" calcext:value-type="float">
            <text:p>2,19E-01</text:p>
          </table:table-cell>
          <table:table-cell table:style-name="ce24" table:formula="of:=[.AD26]/[.AC26]" office:value-type="percentage" office:value="0.0243573686383549" calcext:value-type="percentage">
            <text:p>2,44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³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⁷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1" calcext:value-type="float">
            <text:p>1,51E-01</text:p>
          </table:table-cell>
          <table:table-cell table:style-name="ce4" office:value-type="float" office:value="0.1475" calcext:value-type="float">
            <text:p>1,48E-01</text:p>
          </table:table-cell>
          <table:table-cell table:style-name="ce4" office:value-type="float" office:value="0.1427" calcext:value-type="float">
            <text:p>1,43E-01</text:p>
          </table:table-cell>
          <table:table-cell table:style-name="ce4" office:value-type="float" office:value="0.1499" calcext:value-type="float">
            <text:p>1,50E-01</text:p>
          </table:table-cell>
          <table:table-cell table:style-name="ce4" office:value-type="float" office:value="0.1501" calcext:value-type="float">
            <text:p>1,50E-01</text:p>
          </table:table-cell>
          <table:table-cell table:style-name="ce21" table:formula="of:=AVERAGE([.L27:.P27])" office:value-type="float" office:value="0.14824" calcext:value-type="float">
            <text:p>1,48E-01</text:p>
          </table:table-cell>
          <table:table-cell table:style-name="ce21" table:formula="of:=STDEV([.L27:.P27])" office:value-type="float" office:value="0.00335678417536785" calcext:value-type="float">
            <text:p>3,36E-03</text:p>
          </table:table-cell>
          <table:table-cell table:style-name="ce24" table:formula="of:=[.R27]/[.Q27]" office:value-type="percentage" office:value="0.0226442537464102" calcext:value-type="percentage">
            <text:p>2,26%</text:p>
          </table:table-cell>
          <table:table-cell table:style-name="ce21" table:formula="of:=[.T20]/32" office:value-type="float" office:value="0.00725" calcext:value-type="float">
            <text:p>7,25E-03</text:p>
          </table:table-cell>
          <table:table-cell table:style-name="ce36" office:value-type="float" office:value="9.13" calcext:value-type="float">
            <text:p>9,13E+00</text:p>
          </table:table-cell>
          <table:table-cell table:number-columns-repeated="2"/>
          <table:table-cell table:style-name="ce21" office:value-type="float" office:value="9.151" calcext:value-type="float">
            <text:p>9,15E+00</text:p>
          </table:table-cell>
          <table:table-cell table:style-name="ce21" office:value-type="float" office:value="9.371" calcext:value-type="float">
            <text:p>9,37E+00</text:p>
          </table:table-cell>
          <table:table-cell table:style-name="ce21" office:value-type="float" office:value="8.758" calcext:value-type="float">
            <text:p>8,76E+00</text:p>
          </table:table-cell>
          <table:table-cell table:style-name="ce21" office:value-type="float" office:value="9.21" calcext:value-type="float">
            <text:p>9,21E+00</text:p>
          </table:table-cell>
          <table:table-cell table:style-name="ce21" office:value-type="float" office:value="9.162" calcext:value-type="float">
            <text:p>9,16E+00</text:p>
          </table:table-cell>
          <table:table-cell table:style-name="ce21" table:formula="of:=AVERAGE([.X27:.AB27])" office:value-type="float" office:value="9.1304" calcext:value-type="float">
            <text:p>9,13E+00</text:p>
          </table:table-cell>
          <table:table-cell table:style-name="ce21" table:formula="of:=STDEV([.X27:.AB27])" office:value-type="float" office:value="0.226013937623325" calcext:value-type="float">
            <text:p>2,26E-01</text:p>
          </table:table-cell>
          <table:table-cell table:style-name="ce24" table:formula="of:=[.AD27]/[.AC27]" office:value-type="percentage" office:value="0.0247540017549423" calcext:value-type="percentage">
            <text:p>2,4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⁸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539" calcext:value-type="float">
            <text:p>1,54E-01</text:p>
          </table:table-cell>
          <table:table-cell table:style-name="ce4" office:value-type="float" office:value="0.1556" calcext:value-type="float">
            <text:p>1,56E-01</text:p>
          </table:table-cell>
          <table:table-cell table:style-name="ce4" office:value-type="float" office:value="0.1569" calcext:value-type="float">
            <text:p>1,57E-01</text:p>
          </table:table-cell>
          <table:table-cell table:style-name="ce4" office:value-type="float" office:value="0.1536" calcext:value-type="float">
            <text:p>1,54E-01</text:p>
          </table:table-cell>
          <table:table-cell table:style-name="ce4" office:value-type="float" office:value="0.1555" calcext:value-type="float">
            <text:p>1,56E-01</text:p>
          </table:table-cell>
          <table:table-cell table:style-name="ce21" table:formula="of:=AVERAGE([.L28:.P28])" office:value-type="float" office:value="0.1551" calcext:value-type="float">
            <text:p>1,55E-01</text:p>
          </table:table-cell>
          <table:table-cell table:style-name="ce21" table:formula="of:=STDEV([.L28:.P28])" office:value-type="float" office:value="0.00135462171841441" calcext:value-type="float">
            <text:p>1,35E-03</text:p>
          </table:table-cell>
          <table:table-cell table:style-name="ce24" table:formula="of:=[.R28]/[.Q28]" office:value-type="percentage" office:value="0.00873386020899037" calcext:value-type="percentage">
            <text:p>0,87%</text:p>
          </table:table-cell>
          <table:table-cell table:style-name="ce21" table:formula="of:=[.T20]/32" office:value-type="float" office:value="0.00725" calcext:value-type="float">
            <text:p>7,25E-03</text:p>
          </table:table-cell>
          <table:table-cell table:style-name="ce36" office:value-type="float" office:value="8.83" calcext:value-type="float">
            <text:p>8,83E+00</text:p>
          </table:table-cell>
          <table:table-cell table:number-columns-repeated="2"/>
          <table:table-cell table:style-name="ce21" office:value-type="float" office:value="9.203" calcext:value-type="float">
            <text:p>9,20E+00</text:p>
          </table:table-cell>
          <table:table-cell table:style-name="ce21" office:value-type="float" office:value="8.762" calcext:value-type="float">
            <text:p>8,76E+00</text:p>
          </table:table-cell>
          <table:table-cell table:style-name="ce21" office:value-type="float" office:value="8.809" calcext:value-type="float">
            <text:p>8,81E+00</text:p>
          </table:table-cell>
          <table:table-cell table:style-name="ce21" office:value-type="float" office:value="8.709" calcext:value-type="float">
            <text:p>8,71E+00</text:p>
          </table:table-cell>
          <table:table-cell table:style-name="ce21" office:value-type="float" office:value="8.647" calcext:value-type="float">
            <text:p>8,65E+00</text:p>
          </table:table-cell>
          <table:table-cell table:style-name="ce21" table:formula="of:=AVERAGE([.X28:.AB28])" office:value-type="float" office:value="8.826" calcext:value-type="float">
            <text:p>8,83E+00</text:p>
          </table:table-cell>
          <table:table-cell table:style-name="ce21" table:formula="of:=STDEV([.X28:.AB28])" office:value-type="float" office:value="0.219228191617775" calcext:value-type="float">
            <text:p>2,19E-01</text:p>
          </table:table-cell>
          <table:table-cell table:style-name="ce24" table:formula="of:=[.AD28]/[.AC28]" office:value-type="percentage" office:value="0.0248389068227708" calcext:value-type="percentage">
            <text:p>2,48%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⁹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605" calcext:value-type="float">
            <text:p>1,61E-01</text:p>
          </table:table-cell>
          <table:table-cell table:style-name="ce4" office:value-type="float" office:value="0.1657" calcext:value-type="float">
            <text:p>1,66E-01</text:p>
          </table:table-cell>
          <table:table-cell table:style-name="ce4" office:value-type="float" office:value="0.1596" calcext:value-type="float">
            <text:p>1,60E-01</text:p>
          </table:table-cell>
          <table:table-cell table:style-name="ce4" office:value-type="float" office:value="0.1607" calcext:value-type="float">
            <text:p>1,61E-01</text:p>
          </table:table-cell>
          <table:table-cell table:style-name="ce4" office:value-type="float" office:value="0.1558" calcext:value-type="float">
            <text:p>1,56E-01</text:p>
          </table:table-cell>
          <table:table-cell table:style-name="ce21" table:formula="of:=AVERAGE([.L29:.P29])" office:value-type="float" office:value="0.16046" calcext:value-type="float">
            <text:p>1,60E-01</text:p>
          </table:table-cell>
          <table:table-cell table:style-name="ce21" table:formula="of:=STDEV([.L29:.P29])" office:value-type="float" office:value="0.00353454381780733" calcext:value-type="float">
            <text:p>3,53E-03</text:p>
          </table:table-cell>
          <table:table-cell table:style-name="ce24" table:formula="of:=[.R29]/[.Q29]" office:value-type="percentage" office:value="0.0220275695986996" calcext:value-type="percentage">
            <text:p>2,20%</text:p>
          </table:table-cell>
          <table:table-cell table:style-name="ce21" table:formula="of:=[.T20]/32" office:value-type="float" office:value="0.00725" calcext:value-type="float">
            <text:p>7,25E-03</text:p>
          </table:table-cell>
          <table:table-cell table:style-name="ce36" office:value-type="float" office:value="9.06" calcext:value-type="float">
            <text:p>9,06E+00</text:p>
          </table:table-cell>
          <table:table-cell table:number-columns-repeated="2"/>
          <table:table-cell table:style-name="ce21" office:value-type="float" office:value="9.22" calcext:value-type="float">
            <text:p>9,22E+00</text:p>
          </table:table-cell>
          <table:table-cell table:style-name="ce21" office:value-type="float" office:value="8.932" calcext:value-type="float">
            <text:p>8,93E+00</text:p>
          </table:table-cell>
          <table:table-cell table:style-name="ce21" office:value-type="float" office:value="9.352" calcext:value-type="float">
            <text:p>9,35E+00</text:p>
          </table:table-cell>
          <table:table-cell table:style-name="ce21" office:value-type="float" office:value="8.694" calcext:value-type="float">
            <text:p>8,69E+00</text:p>
          </table:table-cell>
          <table:table-cell table:style-name="ce21" office:value-type="float" office:value="9.109" calcext:value-type="float">
            <text:p>9,11E+00</text:p>
          </table:table-cell>
          <table:table-cell table:style-name="ce21" table:formula="of:=AVERAGE([.X29:.AB29])" office:value-type="float" office:value="9.0614" calcext:value-type="float">
            <text:p>9,06E+00</text:p>
          </table:table-cell>
          <table:table-cell table:style-name="ce21" table:formula="of:=STDEV([.X29:.AB29])" office:value-type="float" office:value="0.256707615781067" calcext:value-type="float">
            <text:p>2,57E-01</text:p>
          </table:table-cell>
          <table:table-cell table:style-name="ce24" table:formula="of:=[.AD29]/[.AC29]" office:value-type="percentage" office:value="0.0283297962545597" calcext:value-type="percentage">
            <text:p>2,83%</text:p>
          </table:table-cell>
        </table:table-row>
        <table:table-row table:style-name="ro1">
          <table:table-cell table:number-columns-repeated="7"/>
          <table:table-cell table:number-columns-repeated="2" table:style-name="ce2" office:value-type="string" calcext:value-type="string">
            <text:p>2⁰</text:p>
          </table:table-cell>
          <table:table-cell table:style-name="ce2" office:value-type="string" calcext:value-type="string">
            <text:p>2¹⁰</text:p>
          </table:table-cell>
          <table:table-cell table:style-name="ce2" office:value-type="string" calcext:value-type="string">
            <text:p>2⁰</text:p>
          </table:table-cell>
          <table:table-cell table:style-name="ce4" office:value-type="float" office:value="0.176" calcext:value-type="float">
            <text:p>1,76E-01</text:p>
          </table:table-cell>
          <table:table-cell table:style-name="ce4" office:value-type="float" office:value="0.1679" calcext:value-type="float">
            <text:p>1,68E-01</text:p>
          </table:table-cell>
          <table:table-cell table:style-name="ce4" office:value-type="float" office:value="0.169" calcext:value-type="float">
            <text:p>1,69E-01</text:p>
          </table:table-cell>
          <table:table-cell table:style-name="ce4" office:value-type="float" office:value="0.1695" calcext:value-type="float">
            <text:p>1,70E-01</text:p>
          </table:table-cell>
          <table:table-cell table:style-name="ce4" office:value-type="float" office:value="0.1761" calcext:value-type="float">
            <text:p>1,76E-01</text:p>
          </table:table-cell>
          <table:table-cell table:style-name="ce21" table:formula="of:=AVERAGE([.L30:.P30])" office:value-type="float" office:value="0.1717" calcext:value-type="float">
            <text:p>1,72E-01</text:p>
          </table:table-cell>
          <table:table-cell table:style-name="ce21" table:formula="of:=STDEV([.L30:.P30])" office:value-type="float" office:value="0.00401310353716421" calcext:value-type="float">
            <text:p>4,01E-03</text:p>
          </table:table-cell>
          <table:table-cell table:style-name="ce24" table:formula="of:=[.R30]/[.Q30]" office:value-type="percentage" office:value="0.0233727637575085" calcext:value-type="percentage">
            <text:p>2,34%</text:p>
          </table:table-cell>
          <table:table-cell table:style-name="ce21" table:formula="of:=[.T20]/32" office:value-type="float" office:value="0.00725" calcext:value-type="float">
            <text:p>7,25E-03</text:p>
          </table:table-cell>
          <table:table-cell table:style-name="ce36" office:value-type="float" office:value="9.1" calcext:value-type="float">
            <text:p>9,10E+00</text:p>
          </table:table-cell>
          <table:table-cell table:number-columns-repeated="2"/>
          <table:table-cell table:style-name="ce21" office:value-type="float" office:value="9.319" calcext:value-type="float">
            <text:p>9,32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9.045" calcext:value-type="float">
            <text:p>9,05E+00</text:p>
          </table:table-cell>
          <table:table-cell table:style-name="ce21" office:value-type="float" office:value="9.066" calcext:value-type="float">
            <text:p>9,07E+00</text:p>
          </table:table-cell>
          <table:table-cell table:style-name="ce21" office:value-type="float" office:value="9.002" calcext:value-type="float">
            <text:p>9,00E+00</text:p>
          </table:table-cell>
          <table:table-cell table:style-name="ce21" table:formula="of:=AVERAGE([.X30:.AB30])" office:value-type="float" office:value="9.1038" calcext:value-type="float">
            <text:p>9,10E+00</text:p>
          </table:table-cell>
          <table:table-cell table:style-name="ce21" table:formula="of:=STDEV([.X30:.AB30])" office:value-type="float" office:value="0.124341063209223" calcext:value-type="float">
            <text:p>1,24E-01</text:p>
          </table:table-cell>
          <table:table-cell table:style-name="ce24" table:formula="of:=[.AD30]/[.AC30]" office:value-type="percentage" office:value="0.0136581496967446" calcext:value-type="percentage">
            <text:p>1,37%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2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style-name="ce18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table:number-columns-repeated="7"/>
          <table:table-cell table:style-name="ce18"/>
          <table:table-cell table:number-columns-repeated="12"/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18" office:value-type="string" calcext:value-type="string">
            <text:p>SD/Ave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number-columns-repeated="2" table:style-name="ce2" office:value-type="string" calcext:value-type="string">
            <text:p>2⁰</text:p>
          </table:table-cell>
          <table:table-cell table:style-name="ce2" office:value-type="string" calcext:value-type="string">
            <text:p>2⁶</text:p>
          </table:table-cell>
          <table:table-cell table:style-name="ce21" office:value-type="float" office:value="0.1804" calcext:value-type="float">
            <text:p>1,80E-01</text:p>
          </table:table-cell>
          <table:table-cell table:style-name="ce21" office:value-type="float" office:value="0.1792" calcext:value-type="float">
            <text:p>1,79E-01</text:p>
          </table:table-cell>
          <table:table-cell table:style-name="ce21" office:value-type="float" office:value="0.1786" calcext:value-type="float">
            <text:p>1,79E-01</text:p>
          </table:table-cell>
          <table:table-cell table:style-name="ce21" office:value-type="float" office:value="0.1783" calcext:value-type="float">
            <text:p>1,78E-01</text:p>
          </table:table-cell>
          <table:table-cell table:style-name="ce21" office:value-type="float" office:value="0.1777" calcext:value-type="float">
            <text:p>1,78E-01</text:p>
          </table:table-cell>
          <table:table-cell table:style-name="ce21" table:formula="of:=AVERAGE([.L37:.P37])" office:value-type="float" office:value="0.17884" calcext:value-type="float">
            <text:p>1,79E-01</text:p>
          </table:table-cell>
          <table:table-cell table:style-name="ce21" table:formula="of:=STDEV([.L37:.P37])" office:value-type="float" office:value="0.00102615788258922" calcext:value-type="float">
            <text:p>1,03E-03</text:p>
          </table:table-cell>
          <table:table-cell table:style-name="ce24" table:formula="of:=[.R37]/[.Q37]" office:value-type="percentage" office:value="0.00573785440946779" calcext:value-type="percentage">
            <text:p>0,5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¹</text:p>
          </table:table-cell>
          <table:table-cell table:style-name="ce2" office:value-type="string" calcext:value-type="string">
            <text:p>2⁵</text:p>
          </table:table-cell>
          <table:table-cell table:style-name="ce21" office:value-type="float" office:value="0.1658" calcext:value-type="float">
            <text:p>1,66E-01</text:p>
          </table:table-cell>
          <table:table-cell table:style-name="ce21" office:value-type="float" office:value="0.1664" calcext:value-type="float">
            <text:p>1,66E-01</text:p>
          </table:table-cell>
          <table:table-cell table:style-name="ce21" office:value-type="float" office:value="0.1657" calcext:value-type="float">
            <text:p>1,66E-01</text:p>
          </table:table-cell>
          <table:table-cell table:style-name="ce21" office:value-type="float" office:value="0.1678" calcext:value-type="float">
            <text:p>1,68E-01</text:p>
          </table:table-cell>
          <table:table-cell table:style-name="ce21" office:value-type="float" office:value="0.1648" calcext:value-type="float">
            <text:p>1,65E-01</text:p>
          </table:table-cell>
          <table:table-cell table:style-name="ce21" table:formula="of:=AVERAGE([.L38:.P38])" office:value-type="float" office:value="0.1661" calcext:value-type="float">
            <text:p>1,66E-01</text:p>
          </table:table-cell>
          <table:table-cell table:style-name="ce21" table:formula="of:=STDEV([.L38:.P38])" office:value-type="float" office:value="0.00110905365064093" calcext:value-type="float">
            <text:p>1,11E-03</text:p>
          </table:table-cell>
          <table:table-cell table:style-name="ce24" table:formula="of:=[.R38]/[.Q38]" office:value-type="percentage" office:value="0.00667702378471363" calcext:value-type="percentage">
            <text:p>0,6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²</text:p>
          </table:table-cell>
          <table:table-cell table:style-name="ce2" office:value-type="string" calcext:value-type="string">
            <text:p>2⁴</text:p>
          </table:table-cell>
          <table:table-cell table:style-name="ce21" office:value-type="float" office:value="0.1548" calcext:value-type="float">
            <text:p>1,55E-01</text:p>
          </table:table-cell>
          <table:table-cell table:style-name="ce21" office:value-type="float" office:value="0.1555" calcext:value-type="float">
            <text:p>1,56E-01</text:p>
          </table:table-cell>
          <table:table-cell table:style-name="ce21" office:value-type="float" office:value="0.1561" calcext:value-type="float">
            <text:p>1,56E-01</text:p>
          </table:table-cell>
          <table:table-cell table:style-name="ce21" office:value-type="float" office:value="0.155" calcext:value-type="float">
            <text:p>1,55E-01</text:p>
          </table:table-cell>
          <table:table-cell table:style-name="ce21" office:value-type="float" office:value="0.158" calcext:value-type="float">
            <text:p>1,58E-01</text:p>
          </table:table-cell>
          <table:table-cell table:style-name="ce21" table:formula="of:=AVERAGE([.L39:.P39])" office:value-type="float" office:value="0.15588" calcext:value-type="float">
            <text:p>1,56E-01</text:p>
          </table:table-cell>
          <table:table-cell table:style-name="ce21" table:formula="of:=STDEV([.L39:.P39])" office:value-type="float" office:value="0.00128724512040248" calcext:value-type="float">
            <text:p>1,29E-03</text:p>
          </table:table-cell>
          <table:table-cell table:style-name="ce24" table:formula="of:=[.R39]/[.Q39]" office:value-type="percentage" office:value="0.00825792353350323" calcext:value-type="percentage">
            <text:p>0,83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1" office:value-type="string" calcext:value-type="string">
            <text:p>2⁴</text:p>
          </table:table-cell>
          <table:table-cell table:style-name="ce11" office:value-type="string" calcext:value-type="string">
            <text:p>2⁰</text:p>
          </table:table-cell>
          <table:table-cell table:number-columns-repeated="2" table:style-name="ce11" office:value-type="string" calcext:value-type="string">
            <text:p>2³</text:p>
          </table:table-cell>
          <table:table-cell table:style-name="ce22" office:value-type="float" office:value="0.1518" calcext:value-type="float">
            <text:p>1,52E-01</text:p>
          </table:table-cell>
          <table:table-cell table:style-name="ce22" office:value-type="float" office:value="0.1525" calcext:value-type="float">
            <text:p>1,53E-01</text:p>
          </table:table-cell>
          <table:table-cell table:style-name="ce22" office:value-type="float" office:value="0.1516" calcext:value-type="float">
            <text:p>1,52E-01</text:p>
          </table:table-cell>
          <table:table-cell table:style-name="ce22" office:value-type="float" office:value="0.1542" calcext:value-type="float">
            <text:p>1,54E-01</text:p>
          </table:table-cell>
          <table:table-cell table:style-name="ce22" office:value-type="float" office:value="0.157" calcext:value-type="float">
            <text:p>1,57E-01</text:p>
          </table:table-cell>
          <table:table-cell table:style-name="ce22" table:formula="of:=AVERAGE([.L40:.P40])" office:value-type="float" office:value="0.15342" calcext:value-type="float">
            <text:p>1,53E-01</text:p>
          </table:table-cell>
          <table:table-cell table:style-name="ce22" table:formula="of:=STDEV([.L40:.P40])" office:value-type="float" office:value="0.0022476654555338" calcext:value-type="float">
            <text:p>2,25E-03</text:p>
          </table:table-cell>
          <table:table-cell table:style-name="ce25" table:formula="of:=[.R40]/[.Q40]" office:value-type="percentage" office:value="0.0146504070886052" calcext:value-type="percentage">
            <text:p>1,4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2" office:value-type="string" calcext:value-type="string">
            <text:p>2⁰</text:p>
          </table:table-cell>
          <table:table-cell table:style-name="ce2" office:value-type="string" calcext:value-type="string">
            <text:p>2⁴</text:p>
          </table:table-cell>
          <table:table-cell table:style-name="ce2" office:value-type="string" calcext:value-type="string">
            <text:p>2²</text:p>
          </table:table-cell>
          <table:table-cell table:style-name="ce21" office:value-type="float" office:value="0.1533" calcext:value-type="float">
            <text:p>1,53E-01</text:p>
          </table:table-cell>
          <table:table-cell table:style-name="ce21" office:value-type="float" office:value="0.1546" calcext:value-type="float">
            <text:p>1,55E-01</text:p>
          </table:table-cell>
          <table:table-cell table:style-name="ce21" office:value-type="float" office:value="0.1568" calcext:value-type="float">
            <text:p>1,57E-01</text:p>
          </table:table-cell>
          <table:table-cell table:style-name="ce21" office:value-type="float" office:value="0.1547" calcext:value-type="float">
            <text:p>1,55E-01</text:p>
          </table:table-cell>
          <table:table-cell table:style-name="ce21" office:value-type="float" office:value="0.1589" calcext:value-type="float">
            <text:p>1,59E-01</text:p>
          </table:table-cell>
          <table:table-cell table:style-name="ce21" table:formula="of:=AVERAGE([.L41:.P41])" office:value-type="float" office:value="0.15566" calcext:value-type="float">
            <text:p>1,56E-01</text:p>
          </table:table-cell>
          <table:table-cell table:style-name="ce21" table:formula="of:=STDEV([.L41:.P41])" office:value-type="float" office:value="0.00220295256417382" calcext:value-type="float">
            <text:p>2,20E-03</text:p>
          </table:table-cell>
          <table:table-cell table:style-name="ce24" table:formula="of:=[.R41]/[.Q41]" office:value-type="percentage" office:value="0.0141523356300515" calcext:value-type="percentage">
            <text:p>1,42%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2" table:number-rows-spanned="1">
            <text:p>GPU</text:p>
          </table:table-cell>
          <table:covered-table-cell table:style-name="ce1"/>
          <table:covered-table-cell table:style-name="ce2"/>
          <table:covered-table-cell table:style-name="ce1"/>
          <table:covered-table-cell table:number-columns-repeated="7" table:style-name="ce9"/>
          <table:covered-table-cell table:style-name="ce18"/>
          <table:table-cell table:number-columns-repeated="12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2" table:number-rows-spanned="1">
            <text:p>Grid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lock</text:p>
          </table:table-cell>
          <table:covered-table-cell table:style-name="ce1"/>
          <table:table-cell table:style-name="ce9" table:number-columns-repeated="7"/>
          <table:table-cell table:style-name="ce18"/>
          <table:table-cell table:number-columns-repeated="12"/>
        </table:table-row>
        <table:table-row table:style-name="ro2">
          <table:table-cell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9" office:value-type="string" calcext:value-type="string">
            <text:p>1<text:span text:style-name="T1">st</text:span> Run</text:p>
          </table:table-cell>
          <table:table-cell table:style-name="ce9" office:value-type="string" calcext:value-type="string">
            <text:p>2<text:span text:style-name="T1">nd</text:span> Run</text:p>
          </table:table-cell>
          <table:table-cell table:style-name="ce9" office:value-type="string" calcext:value-type="string">
            <text:p>3<text:span text:style-name="T1">rd</text:span> Run</text:p>
          </table:table-cell>
          <table:table-cell table:style-name="ce9" office:value-type="string" calcext:value-type="string">
            <text:p>4<text:span text:style-name="T1">th</text:span> Run</text:p>
          </table:table-cell>
          <table:table-cell table:style-name="ce9" office:value-type="string" calcext:value-type="string">
            <text:p>5<text:span text:style-name="T1">th</text:span> Run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Standard Deviation</text:p>
          </table:table-cell>
          <table:table-cell table:style-name="ce18" office:value-type="string" calcext:value-type="string">
            <text:p>SD/Ave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⁴</text:p>
          </table:table-cell>
          <table:table-cell table:style-name="ce8" office:value-type="string" calcext:value-type="string">
            <text:p>2⁰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537" calcext:value-type="float">
            <text:p>1,54E-01</text:p>
          </table:table-cell>
          <table:table-cell table:style-name="ce21" office:value-type="float" office:value="0.1529" calcext:value-type="float">
            <text:p>1,53E-01</text:p>
          </table:table-cell>
          <table:table-cell table:style-name="ce21" office:value-type="float" office:value="0.1545" calcext:value-type="float">
            <text:p>1,55E-01</text:p>
          </table:table-cell>
          <table:table-cell table:style-name="ce21" office:value-type="float" office:value="0.1542" calcext:value-type="float">
            <text:p>1,54E-01</text:p>
          </table:table-cell>
          <table:table-cell table:style-name="ce21" office:value-type="float" office:value="0.1555" calcext:value-type="float">
            <text:p>1,56E-01</text:p>
          </table:table-cell>
          <table:table-cell table:style-name="ce21" table:formula="of:=AVERAGE([.L46:.P46])" office:value-type="float" office:value="0.15416" calcext:value-type="float">
            <text:p>1,54E-01</text:p>
          </table:table-cell>
          <table:table-cell table:style-name="ce21" table:formula="of:=STDEV([.L46:.P46])" office:value-type="float" office:value="0.00096332756630339" calcext:value-type="float">
            <text:p>9,63E-04</text:p>
          </table:table-cell>
          <table:table-cell table:style-name="ce24" table:formula="of:=[.R46]/[.Q46]" office:value-type="percentage" office:value="0.00624888146278795" calcext:value-type="percentage">
            <text:p>0,62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8" office:value-type="string" calcext:value-type="string">
            <text:p>2³</text:p>
          </table:table-cell>
          <table:table-cell table:style-name="ce10" office:value-type="string" calcext:value-type="string">
            <text:p>2¹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491" calcext:value-type="float">
            <text:p>1,49E-01</text:p>
          </table:table-cell>
          <table:table-cell table:style-name="ce21" office:value-type="float" office:value="0.1496" calcext:value-type="float">
            <text:p>1,50E-01</text:p>
          </table:table-cell>
          <table:table-cell table:style-name="ce21" office:value-type="float" office:value="0.1508" calcext:value-type="float">
            <text:p>1,51E-01</text:p>
          </table:table-cell>
          <table:table-cell table:style-name="ce21" office:value-type="float" office:value="0.148" calcext:value-type="float">
            <text:p>1,48E-01</text:p>
          </table:table-cell>
          <table:table-cell table:style-name="ce21" office:value-type="float" office:value="0.1495" calcext:value-type="float">
            <text:p>1,50E-01</text:p>
          </table:table-cell>
          <table:table-cell table:style-name="ce21" table:formula="of:=AVERAGE([.L47:.P47])" office:value-type="float" office:value="0.1494" calcext:value-type="float">
            <text:p>1,49E-01</text:p>
          </table:table-cell>
          <table:table-cell table:style-name="ce21" table:formula="of:=STDEV([.L47:.P47])" office:value-type="float" office:value="0.0010074720839805" calcext:value-type="float">
            <text:p>1,01E-03</text:p>
          </table:table-cell>
          <table:table-cell table:style-name="ce24" table:formula="of:=[.R47]/[.Q47]" office:value-type="percentage" office:value="0.00674345437737954" calcext:value-type="percentage">
            <text:p>0,67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number-columns-repeated="2" table:style-name="ce8" office:value-type="string" calcext:value-type="string">
            <text:p>2²</text:p>
          </table:table-cell>
          <table:table-cell table:number-columns-repeated="2" table:style-name="ce10" office:value-type="string" calcext:value-type="string">
            <text:p>2³</text:p>
          </table:table-cell>
          <table:table-cell table:style-name="ce21" office:value-type="float" office:value="0.1504" calcext:value-type="float">
            <text:p>1,50E-01</text:p>
          </table:table-cell>
          <table:table-cell table:style-name="ce21" office:value-type="float" office:value="0.1487" calcext:value-type="float">
            <text:p>1,49E-01</text:p>
          </table:table-cell>
          <table:table-cell table:style-name="ce21" office:value-type="float" office:value="0.1513" calcext:value-type="float">
            <text:p>1,51E-01</text:p>
          </table:table-cell>
          <table:table-cell table:style-name="ce21" office:value-type="float" office:value="0.1489" calcext:value-type="float">
            <text:p>1,49E-01</text:p>
          </table:table-cell>
          <table:table-cell table:style-name="ce21" office:value-type="float" office:value="0.1514" calcext:value-type="float">
            <text:p>1,51E-01</text:p>
          </table:table-cell>
          <table:table-cell table:style-name="ce21" table:formula="of:=AVERAGE([.L48:.P48])" office:value-type="float" office:value="0.15014" calcext:value-type="float">
            <text:p>1,50E-01</text:p>
          </table:table-cell>
          <table:table-cell table:style-name="ce21" table:formula="of:=STDEV([.L48:.P48])" office:value-type="float" office:value="0.00128569047597" calcext:value-type="float">
            <text:p>1,29E-03</text:p>
          </table:table-cell>
          <table:table-cell table:style-name="ce24" table:formula="of:=[.R48]/[.Q48]" office:value-type="percentage" office:value="0.00856327744751568" calcext:value-type="percentage">
            <text:p>0,86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1" office:value-type="string" calcext:value-type="string">
            <text:p>2¹</text:p>
          </table:table-cell>
          <table:table-cell table:number-columns-repeated="3" table:style-name="ce11" office:value-type="string" calcext:value-type="string">
            <text:p>2³</text:p>
          </table:table-cell>
          <table:table-cell table:style-name="ce22" office:value-type="float" office:value="0.1479" calcext:value-type="float">
            <text:p>1,48E-01</text:p>
          </table:table-cell>
          <table:table-cell table:style-name="ce22" office:value-type="float" office:value="0.1476" calcext:value-type="float">
            <text:p>1,48E-01</text:p>
          </table:table-cell>
          <table:table-cell table:style-name="ce22" office:value-type="float" office:value="0.1475" calcext:value-type="float">
            <text:p>1,48E-01</text:p>
          </table:table-cell>
          <table:table-cell table:style-name="ce22" office:value-type="float" office:value="0.1461" calcext:value-type="float">
            <text:p>1,46E-01</text:p>
          </table:table-cell>
          <table:table-cell table:style-name="ce22" office:value-type="float" office:value="0.1478" calcext:value-type="float">
            <text:p>1,48E-01</text:p>
          </table:table-cell>
          <table:table-cell table:style-name="ce22" table:formula="of:=AVERAGE([.L49:.P49])" office:value-type="float" office:value="0.14738" calcext:value-type="float">
            <text:p>1,47E-01</text:p>
          </table:table-cell>
          <table:table-cell table:style-name="ce22" table:formula="of:=STDEV([.L49:.P49])" office:value-type="float" office:value="0.000732802838422451" calcext:value-type="float">
            <text:p>7,33E-04</text:p>
          </table:table-cell>
          <table:table-cell table:style-name="ce25" table:formula="of:=[.R49]/[.Q49]" office:value-type="percentage" office:value="0.00497220001643677" calcext:value-type="percentage">
            <text:p>0,50%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1" office:value-type="string" calcext:value-type="string">
            <text:p>2⁰</text:p>
          </table:table-cell>
          <table:table-cell table:style-name="ce11" office:value-type="string" calcext:value-type="string">
            <text:p>2⁴</text:p>
          </table:table-cell>
          <table:table-cell table:number-columns-repeated="2" table:style-name="ce11" office:value-type="string" calcext:value-type="string">
            <text:p>2³</text:p>
          </table:table-cell>
          <table:table-cell table:style-name="ce22" office:value-type="float" office:value="0.1464" calcext:value-type="float">
            <text:p>1,46E-01</text:p>
          </table:table-cell>
          <table:table-cell table:style-name="ce22" office:value-type="float" office:value="0.1457" calcext:value-type="float">
            <text:p>1,46E-01</text:p>
          </table:table-cell>
          <table:table-cell table:style-name="ce22" office:value-type="float" office:value="0.1454" calcext:value-type="float">
            <text:p>1,45E-01</text:p>
          </table:table-cell>
          <table:table-cell table:style-name="ce22" office:value-type="float" office:value="0.1469" calcext:value-type="float">
            <text:p>1,47E-01</text:p>
          </table:table-cell>
          <table:table-cell table:style-name="ce22" office:value-type="float" office:value="0.1485" calcext:value-type="float">
            <text:p>1,49E-01</text:p>
          </table:table-cell>
          <table:table-cell table:style-name="ce22" table:formula="of:=AVERAGE([.L50:.P50])" office:value-type="float" office:value="0.14658" calcext:value-type="float">
            <text:p>1,47E-01</text:p>
          </table:table-cell>
          <table:table-cell table:style-name="ce22" table:formula="of:=STDEV([.L50:.P50])" office:value-type="float" office:value="0.00122351951353463" calcext:value-type="float">
            <text:p>1,22E-03</text:p>
          </table:table-cell>
          <table:table-cell table:style-name="ce25" table:formula="of:=[.R50]/[.Q50]" office:value-type="percentage" office:value="0.00834711088507727" calcext:value-type="percentage">
            <text:p>0,83%</text:p>
          </table:table-cell>
          <table:table-cell table:number-columns-repeated="12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0"/>
          <table:table-cell table:style-name="ce3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-00-0000</text:date>, <text:time style:data-style-name="N2" text:time-value="17:06:26.733593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9:52:36.967703139</meta:creation-date>
    <meta:editing-duration>PT1H39M4S</meta:editing-duration>
    <meta:editing-cycles>9</meta:editing-cycles>
    <meta:generator>LibreOffice/6.4.7.2$Linux_X86_64 LibreOffice_project/40$Build-2</meta:generator>
    <dc:date>2023-01-02T17:38:31.036842325</dc:date>
    <meta:document-statistic meta:table-count="1" meta:cell-count="4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3.952cm" style:legend-expansion="high" chart:style-name="ch2"/>
        <chart:plot-area chart:style-name="ch3" table:cell-range-address="Sheet1.H20:Sheet1.H30 Sheet1.Q19:Sheet1.Q30 Sheet1.T19:Sheet1.T30" chart:data-source-has-labels="both" svg:x="0.32cm" svg:y="0.18cm" svg:width="11.635cm" svg:height="8.64cm">
          <chartooo:coordinate-region svg:x="0.466cm" svg:y="0.379cm" svg:width="9.755cm" svg:height="7.794cm"/>
          <chart:axis chart:dimension="x" chart:name="primary-x" chart:style-name="ch4" chartooo:axis-type="auto">
            <chartooo:date-scale/>
            <chart:categories table:cell-range-address="Sheet1.H20:Sheet1.H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0:Sheet1.Q30" chart:label-cell-address="Sheet1.Q19:Sheet1.Q19" chart:class="chart:line">
            <chart:data-point chart:repeated="11"/>
          </chart:series>
          <chart:series chart:style-name="ch8" chart:values-cell-range-address="Sheet1.T20:Sheet1.T30" chart:label-cell-address="Sheet1.T19:Sheet1.T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Q19:Sheet1.Q19</svg:desc>
                </draw:g>
              </table:table-cell>
              <table:table-cell office:value-type="string">
                <text:p>Theorical Value</text:p>
                <draw:g>
                  <svg:desc>Sheet1.T19:Sheet1.T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¹⁰</text:p>
                <draw:g>
                  <svg:desc>Sheet1.H20:Sheet1.H30</svg:desc>
                </draw:g>
              </table:table-cell>
              <table:table-cell office:value-type="float" office:value="0.23204">
                <text:p>0.23204</text:p>
                <draw:g>
                  <svg:desc>Sheet1.Q20:Sheet1.Q30</svg:desc>
                </draw:g>
              </table:table-cell>
              <table:table-cell office:value-type="float" office:value="0.232">
                <text:p>0.232</text:p>
                <draw:g>
                  <svg:desc>Sheet1.T20:Sheet1.T30</svg:desc>
                </draw:g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20796">
                <text:p>0.2079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546">
                <text:p>0.1554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9">
                <text:p>0.152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518">
                <text:p>0.1518</text:p>
              </table:table-cell>
              <table:table-cell office:value-type="float" office:value="0.0145">
                <text:p>0.0145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5088">
                <text:p>0.15088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467">
                <text:p>0.1467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4824">
                <text:p>0.14824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51">
                <text:p>0.1551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6046">
                <text:p>0.16046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717">
                <text:p>0.1717</text:p>
              </table:table-cell>
              <table:table-cell office:value-type="float" office:value="0.00725">
                <text:p>0.00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